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draw:marker-start-width="0.438cm" draw:marker-end-width="0.438cm" draw:textarea-vertical-align="middle" draw:auto-grow-height="false" fo:min-height="4.931cm" fo:min-width="4.998cm" fo:padding-top="0.204cm" fo:padding-bottom="0.204cm" fo:padding-left="0.329cm" fo:padding-right="0.329cm" fo:wrap-option="wrap"/>
      <style:paragraph-properties style:writing-mode="lr-tb"/>
    </style:style>
    <style:style style:name="gr2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1.179cm" fo:min-width="4.422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.159cm" svg:stroke-color="#000000" draw:marker-start-width="0.438cm" draw:marker-end-width="0.438cm" draw:fill="none" draw:fill-color="#ffffff" fo:min-height="0.702cm"/>
      <style:paragraph-properties style:writing-mode="lr-tb"/>
    </style:style>
    <style:style style:name="gr8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0.386cm" fo:min-width="1.8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4.037cm" fo:min-width="4.104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1.497cm" fo:min-width="3.787cm" fo:padding-top="0.204cm" fo:padding-bottom="0.204cm" fo:padding-left="0.329cm" fo:padding-right="0.329cm"/>
      <style:paragraph-properties style:writing-mode="lr-tb"/>
    </style:style>
    <style:style style:name="gr11" style:family="graphic" style:parent-style-name="objectwithoutfill">
      <style:graphic-properties svg:stroke-width="0.159cm" draw:marker-start-width="0.438cm" draw:marker-end="Arrowheads_20_6" draw:marker-end-width="0.5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1.775cm" fo:min-width="1.883cm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draw:marker-start-width="0.438cm" draw:marker-end="Arrowheads_20_8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2.767cm" fo:min-width="4.74cm" fo:padding-top="0.204cm" fo:padding-bottom="0.204cm" fo:padding-left="0.329cm" fo:padding-right="0.329cm"/>
      <style:paragraph-properties style:writing-mode="lr-tb"/>
    </style:style>
    <style:style style:name="gr15" style:family="graphic" style:parent-style-name="objectwithoutfill">
      <style:graphic-properties svg:stroke-width="0.159cm" draw:marker-start-width="0.438cm" draw:marker-end="Arrowheads_20_9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4.037cm" fo:min-width="3.469cm" fo:padding-top="0.204cm" fo:padding-bottom="0.204cm" fo:padding-left="0.329cm" fo:padding-right="0.329cm"/>
      <style:paragraph-properties style:writing-mode="lr-tb"/>
    </style:style>
    <style:style style:name="gr17" style:family="graphic" style:parent-style-name="objectwithoutfill">
      <style:graphic-properties svg:stroke-width="0.159cm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3.363cm" fo:min-width="2.518cm" fo:padding-top="0.204cm" fo:padding-bottom="0.204cm" fo:padding-left="0.329cm" fo:padding-right="0.329cm"/>
      <style:paragraph-properties style:writing-mode="lr-tb"/>
    </style:style>
    <style:style style:name="gr19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4.116cm" fo:min-width="4.184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0.228cm" fo:min-width="1.009cm" fo:padding-top="0.204cm" fo:padding-bottom="0.204cm" fo:padding-left="0.329cm" fo:padding-right="0.329cm"/>
    </style:style>
    <style:style style:name="gr21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2.133cm" fo:min-width="2.158cm" fo:padding-top="0.204cm" fo:padding-bottom="0.204cm" fo:padding-left="0.329cm" fo:padding-right="0.329cm"/>
      <style:paragraph-properties style:writing-mode="lr-tb"/>
    </style:style>
    <style:style style:name="gr22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0cm" fo:min-width="0.676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0.228cm" fo:min-width="5.699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draw:textarea-horizontal-align="justify" draw:textarea-vertical-align="middle" draw:auto-grow-height="false" fo:min-height="17.28cm" fo:min-width="11.949cm" fo:padding-top="0.204cm" fo:padding-bottom="0.204cm" fo:padding-left="0.329cm" fo:padding-right="0.329cm" fo:wrap-option="wrap"/>
    </style:style>
    <style:style style:name="gr25" style:family="graphic" style:parent-style-name="standard">
      <style:graphic-properties svg:stroke-width="0.159cm" draw:fill-color="#eeeeee" draw:textarea-horizontal-align="justify" draw:textarea-vertical-align="middle" draw:auto-grow-height="false" fo:min-height="1.191cm" fo:min-width="10.137cm" fo:padding-top="0.204cm" fo:padding-bottom="0.204cm" fo:padding-left="0.329cm" fo:padding-right="0.329cm"/>
      <style:paragraph-properties style:writing-mode="lr-tb"/>
    </style:style>
    <style:style style:name="gr26" style:family="graphic" style:parent-style-name="standard" style:list-style-name="L1">
      <style:graphic-properties svg:stroke-width="0.159cm" draw:stroke-linejoin="round" svg:stroke-linecap="round" draw:fill-color="#dddddd" draw:textarea-horizontal-align="justify" draw:textarea-vertical-align="middle" draw:auto-grow-height="false" fo:min-height="1.191cm" fo:min-width="10.137cm" fo:padding-top="0.204cm" fo:padding-bottom="0.204cm" fo:padding-left="0.329cm" fo:padding-right="0.329cm"/>
      <style:paragraph-properties style:writing-mode="lr-tb"/>
    </style:style>
    <style:style style:name="gr27" style:family="graphic" style:parent-style-name="standard">
      <style:graphic-properties svg:stroke-width="0.159cm" draw:fill-color="#ffffff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draw:stroke-linejoin="round" svg:stroke-linecap="round" draw:fill-color="#dddddd" draw:textarea-horizontal-align="justify" draw:textarea-vertical-align="middle" draw:auto-grow-height="false" fo:min-height="1.191cm" fo:min-width="10.137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>
      <style:graphic-properties svg:stroke-width="0.159cm" draw:fill-color="#dddddd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30" style:family="graphic" style:parent-style-name="standard">
      <style:graphic-properties svg:stroke-width="0.159cm" draw:fill-color="#eeeeee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31" style:family="graphic" style:parent-style-name="standard">
      <style:graphic-properties draw:stroke="none" svg:stroke-width="0.159cm" svg:stroke-color="#000000" draw:fill="none" draw:fill-color="#ffffff" fo:min-height="1.737cm"/>
      <style:paragraph-properties style:writing-mode="lr-tb"/>
    </style:style>
    <style:style style:name="gr32" style:family="graphic" style:parent-style-name="standard">
      <style:graphic-properties draw:stroke="solid" svg:stroke-width="0.159cm" draw:marker-start-width="0.438cm" draw:marker-end-width="0.438cm" draw:textarea-horizontal-align="justify" draw:textarea-vertical-align="middle" draw:auto-grow-height="false" fo:min-height="3.56cm" fo:min-width="10.295cm" fo:padding-top="0.204cm" fo:padding-bottom="0.204cm" fo:padding-left="0.329cm" fo:padding-right="0.329cm"/>
      <style:paragraph-properties style:writing-mode="lr-tb"/>
    </style:style>
    <style:style style:name="gr3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svg:stroke-width="0.159cm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35" style:family="graphic" style:parent-style-name="standard">
      <style:graphic-properties draw:textarea-horizontal-align="justify" draw:textarea-vertical-align="middle" draw:auto-grow-height="false" fo:min-height="2.22cm" fo:min-width="2.19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862cm" fo:min-width="2.359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243cm" fo:min-width="8.70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972cm" fo:min-width="1.722cm"/>
    </style:style>
    <style:style style:name="gr3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973cm" fo:min-width="1.723cm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2.291cm" fo:min-width="2.675cm"/>
    </style:style>
    <style:style style:name="gr43" style:family="graphic" style:parent-style-name="standard">
      <style:graphic-properties draw:textarea-horizontal-align="justify" draw:textarea-vertical-align="middle" draw:auto-grow-height="false" fo:min-height="0.597cm" fo:min-width="2.44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47" style:family="graphic" style:parent-style-name="standard">
      <style:graphic-properties draw:stroke="none" draw:fill="none" fo:min-height="1.424cm"/>
      <style:paragraph-properties style:writing-mode="lr-tb"/>
    </style:style>
    <style:style style:name="gr48" style:family="graphic" style:parent-style-name="objectwithoutfill">
      <style:graphic-properties draw:fill="none" draw:textarea-vertical-align="middle"/>
      <style:paragraph-properties style:writing-mode="lr-tb"/>
    </style:style>
    <style:style style:name="gr49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1.497cm" fo:min-width="4.422cm" fo:padding-top="0.204cm" fo:padding-bottom="0.204cm" fo:padding-left="0.329cm" fo:padding-right="0.329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607cm" fo:min-width="8.07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14cm" fo:min-width="0cm"/>
    </style:style>
    <style:style style:name="P1" style:family="paragraph">
      <style:paragraph-properties fo:text-align="center"/>
      <style:text-properties fo:font-size="22pt" fo:font-weight="bold"/>
    </style:style>
    <style:style style:name="P2" style:family="paragraph">
      <loext:graphic-properties draw:fill="none"/>
      <style:paragraph-properties fo:text-align="center"/>
      <style:text-properties fo:font-size="22pt" fo:font-weight="bold"/>
    </style:style>
    <style:style style:name="P3" style:family="paragraph">
      <loext:graphic-properties draw:fill="none" draw:fill-color="#ffffff"/>
      <style:paragraph-properties fo:text-align="center"/>
      <style:text-properties fo:font-size="22pt" fo:font-weight="bold"/>
    </style:style>
    <style:style style:name="P4" style:family="paragraph">
      <loext:graphic-properties draw:fill-color="#eeeeee"/>
      <style:paragraph-properties fo:text-align="center"/>
      <style:text-properties fo:font-size="22pt" fo:font-weight="bold"/>
    </style:style>
    <style:style style:name="P5" style:family="paragraph">
      <style:paragraph-properties fo:text-align="center"/>
      <style:text-properties style:font-name="Liberation Sans" fo:font-size="22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P6" style:family="paragraph">
      <loext:graphic-properties draw:fill-color="#dddddd"/>
      <style:paragraph-properties fo:text-align="center"/>
      <style:text-properties style:font-name="Liberation Sans" fo:font-size="22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P7" style:family="paragraph">
      <loext:graphic-properties draw:fill-color="#ffffff"/>
      <style:paragraph-properties fo:text-align="center"/>
      <style:text-properties fo:font-size="22pt" fo:font-weight="bold"/>
    </style:style>
    <style:style style:name="P8" style:family="paragraph">
      <loext:graphic-properties draw:fill-color="#dddddd"/>
      <style:paragraph-properties fo:text-align="center"/>
      <style:text-properties fo:font-size="22pt" fo:font-weight="bold"/>
    </style:style>
    <style:style style:name="P9" style:family="paragraph">
      <style:text-properties fo:font-size="22pt" fo:font-weight="bold"/>
    </style:style>
    <style:style style:name="P10" style:family="paragraph">
      <loext:graphic-properties draw:fill="none" draw:fill-color="#ffffff"/>
      <style:text-properties fo:font-size="22pt" fo:font-weight="bold"/>
    </style:style>
    <style:style style:name="P11" style:family="paragraph">
      <style:paragraph-properties fo:text-align="center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5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21" style:family="paragraph"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23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style:style style:name="T6" style:family="text">
      <style:text-properties fo:color="#ffffff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6.985cm" svg:x="2.27cm" svg:y="2.587cm">
          <text:p text:style-name="P1">Data Sources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587cm" svg:x="13.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587cm" svg:x="13.7cm" svg:y="7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17cm" svg:height="0.318cm" svg:x="16.24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7cm" svg:height="0.318cm" svg:x="16.24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7cm" svg:height="0.318cm" svg:x="16.24cm" svg:y="6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17cm" svg:height="0.318cm" svg:x="16.24cm" svg:y="6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572cm" svg:y1="6.08cm" svg:x2="13.7cm" svg:y2="3.222cm">
          <text:p/>
        </draw:line>
        <draw:line draw:style-name="gr5" draw:text-style-name="P2" draw:layer="layout" svg:x1="9.572cm" svg:y1="6.397cm" svg:x2="13.7cm" svg:y2="8.62cm">
          <text:p/>
        </draw:line>
        <draw:line draw:style-name="gr6" draw:text-style-name="P2" draw:layer="layout" svg:x1="13.065cm" svg:y1="10.207cm" svg:x2="19.415cm" svg:y2="10.207cm">
          <text:p/>
        </draw:line>
        <draw:frame draw:style-name="gr7" draw:text-style-name="P3" draw:layer="layout" svg:width="6.033cm" svg:height="1.119cm" svg:x="13.382cm" svg:y="10.525cm">
          <draw:text-box>
            <text:p text:style-name="P1">Crawlers</text:p>
          </draw:text-box>
        </draw:frame>
        <draw:custom-shape draw:style-name="gr8" draw:text-style-name="P1" draw:layer="layout" svg:width="2.857cm" svg:height="1.587cm" svg:x="20.685cm" svg:y="5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xml:id="id5" draw:id="id5" draw:layer="layout" svg:width="4.762cm" svg:height="4.445cm" svg:x="39.1cm" svg:y="7.35cm">
          <text:p text:style-name="P1">Query engine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4.445cm" svg:height="1.905cm" svg:x="39.1cm" svg:y="2.905cm">
          <text:p text:style-name="P1">Ranking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41.64cm" svg:y1="7.35cm" svg:x2="41.64cm" svg:y2="4.81cm">
          <text:p/>
        </draw:line>
        <draw:g xml:id="id2" draw:id="id2">
          <draw:g>
            <draw:custom-shape draw:style-name="gr12" draw:text-style-name="P1" draw:layer="layout" svg:width="2.54cm" svg:height="3.492cm" svg:x="30.21cm" svg:y="23.54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31.162cm" svg:y="24.49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32.115cm" svg:y="25.44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33.067cm" svg:y="26.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2" draw:text-style-name="P1" draw:layer="layout" svg:width="2.54cm" svg:height="3.492cm" svg:x="28.622cm" svg:y="24.49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29.574cm" svg:y="25.44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30.527cm" svg:y="26.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31.479cm" svg:y="27.35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2" draw:text-style-name="P1" draw:layer="layout" svg:width="2.54cm" svg:height="3.492cm" svg:x="27.352cm" svg:y="26.08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28.304cm" svg:y="27.0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29.257cm" svg:y="27.98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2" draw:text-style-name="P1" draw:layer="layout" svg:width="2.54cm" svg:height="3.492cm" svg:x="30.209cm" svg:y="28.9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onnector draw:style-name="gr13" draw:text-style-name="P2" draw:layer="layout" svg:x1="33.86cm" svg:y1="8.937cm" svg:x2="33.861cm" svg:y2="14.335cm" draw:end-shape="id1" draw:end-glue-point="0" svg:d="M33860 8937v2409h1v2989" svg:viewBox="0 0 2 5399">
          <text:p/>
        </draw:connector>
        <draw:custom-shape draw:style-name="gr14" draw:text-style-name="P1" xml:id="id1" draw:id="id1" draw:layer="layout" svg:width="5.398cm" svg:height="3.175cm" svg:x="31.162cm" svg:y="14.335cm">
          <text:p text:style-name="P1">Indexer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33.861cm" svg:y1="17.51cm" svg:x2="31.479cm" svg:y2="23.542cm" draw:start-shape="id1" draw:start-glue-point="2" draw:end-shape="id2" draw:end-glue-point="0" svg:d="M33861 17510v3016h-2382v3016" svg:viewBox="0 0 2383 6033">
          <text:p/>
        </draw:connector>
        <draw:custom-shape draw:style-name="gr16" draw:text-style-name="P1" xml:id="id3" draw:id="id3" draw:layer="layout" svg:width="4.127cm" svg:height="4.445cm" svg:x="40.37cm" svg:y="25.765cm">
          <text:p text:style-name="P1">Sorter</text:p>
          <text:p text:style-name="P1"/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35.607cm" svg:y1="27.987cm" svg:x2="40.37cm" svg:y2="27.987cm" draw:start-shape="id2" draw:start-glue-point="1" draw:end-shape="id3" draw:end-glue-point="3" svg:d="M35607 27987h4763" svg:viewBox="0 0 4764 1">
          <text:p/>
        </draw:connector>
        <draw:custom-shape draw:style-name="gr18" draw:text-style-name="P1" draw:layer="layout" svg:width="3.175cm" svg:height="6.033cm" svg:x="24.812cm" svg:y="3.857cm">
          <text:p text:style-name="P1">Store</text:p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6.35cm" svg:height="6.032cm" svg:x="31.48cm" svg:y="2.905cm">
          <text:p text:style-name="P1">Repositor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" draw:layer="layout" svg:width="1.905cm" svg:height="1.27cm" svg:x="28.622cm" svg:y="6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1" draw:text-style-name="P1" draw:layer="layout" svg:width="5.334cm" svg:height="2.54cm" svg:x="22.907cm" svg:y="14.652cm">
            <text:p text:style-name="P1">Trash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22" draw:text-style-name="P1" draw:layer="layout" svg:width="1.524cm" svg:height="0.635cm" svg:x="29.003cm" svg:y="15.60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3" draw:text-style-name="P1" draw:layer="layout" svg:width="7.937cm" svg:height="1.27cm" svg:x="18.145cm" svg:y="27.3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g>
            <draw:custom-shape draw:style-name="gr24" draw:text-style-name="P1" draw:layer="layout" svg:width="13.969cm" svg:height="19.05cm" svg:x="3.858cm" svg:y="18.7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25" draw:text-style-name="P4" draw:layer="layout" svg:width="10.795cm" svg:height="1.599cm" svg:x="5.762cm" svg:y="21.637cm">
                  <text:p text:style-name="P1">Language Recognitio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4" draw:layer="layout" svg:width="10.795cm" svg:height="1.599cm" svg:x="5.762cm" svg:y="24.302cm">
                  <text:p text:style-name="P1">Text Summarizatio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6" draw:text-style-name="P6" draw:layer="layout" svg:width="10.795cm" svg:height="1.599cm" svg:x="5.762cm" svg:y="28.832cm">
                  <text:p text:style-name="P5"><text:span text:style-name="T1">. . .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7" draw:text-style-name="P7" draw:layer="layout" svg:width="0.527cm" svg:height="0.533cm" svg:x="10.642cm" svg:y="33.348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27" draw:text-style-name="P7" draw:layer="layout" svg:width="0.527cm" svg:height="0.533cm" svg:x="10.642cm" svg:y="30.662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27" draw:text-style-name="P7" draw:layer="layout" svg:width="0.527cm" svg:height="0.533cm" svg:x="10.642cm" svg:y="31.501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27" draw:text-style-name="P7" draw:layer="layout" svg:width="0.527cm" svg:height="0.533cm" svg:x="10.642cm" svg:y="32.425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27" draw:text-style-name="P7" draw:layer="layout" svg:width="0.527cm" svg:height="0.533cm" svg:x="10.642cm" svg:y="34.187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28" draw:text-style-name="P8" draw:layer="layout" svg:width="10.795cm" svg:height="1.599cm" svg:x="5.762cm" svg:y="34.961cm">
                  <text:p text:style-name="P1">Sentiment Analysis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7" draw:text-style-name="P7" draw:layer="layout" svg:width="0.527cm" svg:height="0.533cm" svg:x="10.642cm" svg:y="27.892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29" draw:text-style-name="P8" draw:layer="layout" svg:width="0.527cm" svg:height="0.533cm" svg:x="10.642cm" svg:y="26.885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30" draw:text-style-name="P4" draw:layer="layout" svg:width="0.527cm" svg:height="0.533cm" svg:x="10.642cm" svg:y="26.046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</draw:g>
              <draw:frame draw:style-name="gr31" draw:text-style-name="P10" draw:layer="layout" svg:width="10.795cm" svg:height="1.987cm" svg:x="5.445cm" svg:y="19.723cm">
                <draw:text-box>
                  <text:p text:style-name="P9">Data Enrichment Pipelines</text:p>
                </draw:text-box>
              </draw:frame>
            </draw:g>
          </draw:g>
          <draw:custom-shape draw:style-name="gr32" draw:text-style-name="P11" draw:layer="layout" svg:width="10.795cm" svg:height="3.81cm" svg:x="8.937cm" svg:y="13.382cm">
            <text:p text:style-name="P11"><text:span text:style-name="T2">Collection Analysis Module</text:span></text:p>
            <draw:enhanced-geometry svg:viewBox="0 0 21600 21600" draw:type="rectangle" draw:enhanced-path="M 0 0 L 21600 0 21600 21600 0 21600 0 0 Z N"/>
          </draw:custom-shape>
          <draw:line draw:style-name="gr33" draw:text-style-name="P12" draw:layer="layout" svg:x1="33.702cm" svg:y1="8.937cm" svg:x2="20.685cm" svg:y2="14.017cm">
            <text:p/>
          </draw:line>
          <draw:line draw:style-name="gr34" draw:text-style-name="P13" draw:layer="layout" svg:x1="28.305cm" svg:y1="25.447cm" svg:x2="18.145cm" svg:y2="17.51cm">
            <text:p/>
          </draw:line>
        </draw:g>
        <draw:custom-shape draw:style-name="gr35" draw:text-style-name="P11" draw:layer="layout" svg:width="3.81cm" svg:height="3.492cm" svg:x="51.482cm" svg:y="37.195cm">
          <text:p text:style-name="P1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6" draw:text-style-name="P14" draw:layer="layout" svg:width="5.715cm" svg:height="2.223cm" svg:x="50.53cm" svg:y="33.384cm">
          <text:p text:style-name="P14"><text:span text:style-name="T3">Intern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37" draw:text-style-name="P15" draw:layer="layout" svg:width="9.208cm" svg:height="3.493cm" svg:x="48.624cm" svg:y="27.987cm">
            <text:p text:style-name="P13"><text:span text:style-name="T4"/>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2.222cm" svg:height="2.222cm" svg:x="49.577cm" svg:y="28.62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2.222cm" svg:height="2.222cm" svg:x="52.277cm" svg:y="28.62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2.222cm" svg:height="2.222cm" svg:x="54.977cm" svg:y="28.622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17" draw:layer="layout" svg:width="7.62cm" svg:height="1.352cm" svg:x="49.577cm" svg:y="29.257cm">
            <draw:text-box>
              <text:p text:style-name="P16"><text:span text:style-name="T4">Load Balancer</text:span></text:p>
            </draw:text-box>
          </draw:frame>
        </draw:g>
        <draw:g>
          <draw:custom-shape draw:style-name="gr40" draw:text-style-name="P13" draw:layer="layout" svg:width="2.223cm" svg:height="2.223cm" svg:x="48.942cm" svg:y="21.95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2.223cm" svg:height="2.223cm" svg:x="54.975cm" svg:y="21.95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317cm" svg:height="0.305cm" svg:x="51.8cm" svg:y="2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3" draw:layer="layout" svg:width="0.317cm" svg:height="0.305cm" svg:x="52.6cm" svg:y="2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3" draw:layer="layout" svg:width="0.317cm" svg:height="0.305cm" svg:x="53.4cm" svg:y="2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3" draw:layer="layout" svg:width="0.317cm" svg:height="0.305cm" svg:x="54.2cm" svg:y="2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13" draw:layer="layout" svg:width="2.223cm" svg:height="2.223cm" svg:x="48.942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3" draw:layer="layout" svg:width="2.223cm" svg:height="2.223cm" svg:x="54.975cm" svg:y="16.8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3" draw:layer="layout" svg:width="0.317cm" svg:height="0.305cm" svg:x="51.8cm" svg:y="17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3" draw:layer="layout" svg:width="0.317cm" svg:height="0.305cm" svg:x="52.6cm" svg:y="17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3" draw:layer="layout" svg:width="0.317cm" svg:height="0.305cm" svg:x="53.4cm" svg:y="17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3" draw:layer="layout" svg:width="0.317cm" svg:height="0.305cm" svg:x="54.2cm" svg:y="17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42" draw:text-style-name="P13" draw:layer="layout" svg:width="3.175cm" svg:height="2.541cm" svg:x="48.625cm" svg:y="11.79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94cm" svg:height="0.847cm" svg:x="48.742cm" svg:y="12.03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94cm" svg:height="0.847cm" svg:x="48.742cm" svg:y="13.125cm">
            <text:p/>
            <draw:enhanced-geometry svg:viewBox="0 0 21600 21600" draw:type="rectangle" draw:enhanced-path="M 0 0 L 21600 0 21600 21600 0 21600 0 0 Z N"/>
          </draw:custom-shape>
        </draw:g>
        <draw:line draw:style-name="gr44" draw:text-style-name="P12" draw:layer="layout" svg:x1="50.847cm" svg:y1="27.67cm" svg:x2="50.212cm" svg:y2="24.177cm">
          <text:p/>
        </draw:line>
        <draw:line draw:style-name="gr44" draw:text-style-name="P12" draw:layer="layout" svg:x1="50.847cm" svg:y1="27.67cm" svg:x2="56.245cm" svg:y2="24.177cm">
          <text:p/>
        </draw:line>
        <draw:line draw:style-name="gr44" draw:text-style-name="P12" draw:layer="layout" svg:x1="53.387cm" svg:y1="27.67cm" svg:x2="50.53cm" svg:y2="24.177cm">
          <text:p/>
        </draw:line>
        <draw:line draw:style-name="gr44" draw:text-style-name="P12" draw:layer="layout" svg:x1="53.387cm" svg:y1="27.67cm" svg:x2="56.245cm" svg:y2="24.177cm">
          <text:p/>
        </draw:line>
        <draw:line draw:style-name="gr44" draw:text-style-name="P12" draw:layer="layout" svg:x1="55.927cm" svg:y1="27.67cm" svg:x2="55.927cm" svg:y2="24.177cm">
          <text:p/>
        </draw:line>
        <draw:line draw:style-name="gr44" draw:text-style-name="P12" draw:layer="layout" svg:x1="55.927cm" svg:y1="27.67cm" svg:x2="50.212cm" svg:y2="24.177cm">
          <text:p/>
        </draw:line>
        <draw:line draw:style-name="gr44" draw:text-style-name="P12" draw:layer="layout" svg:x1="50.212cm" svg:y1="21.955cm" svg:x2="50.212cm" svg:y2="19.097cm">
          <text:p/>
        </draw:line>
        <draw:line draw:style-name="gr44" draw:text-style-name="P12" draw:layer="layout" svg:x1="56.245cm" svg:y1="21.955cm" svg:x2="56.245cm" svg:y2="19.097cm">
          <text:p/>
        </draw:line>
        <draw:g xml:id="id7" draw:id="id7">
          <draw:custom-shape draw:style-name="gr42" draw:text-style-name="P13" draw:layer="layout" svg:width="3.175cm" svg:height="2.541cm" svg:x="54.34cm" svg:y="11.79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94cm" svg:height="0.847cm" svg:x="54.457cm" svg:y="12.03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94cm" svg:height="0.847cm" svg:x="54.457cm" svg:y="13.12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4" draw:text-style-name="P12" draw:layer="layout" svg:x1="49.26cm" svg:y1="16.557cm" svg:x2="49.26cm" svg:y2="14.652cm">
            <text:p/>
          </draw:line>
          <draw:line draw:style-name="gr44" draw:text-style-name="P12" draw:layer="layout" svg:x1="49.577cm" svg:y1="14.652cm" svg:x2="49.577cm" svg:y2="16.557cm">
            <text:p/>
          </draw:line>
          <draw:line draw:style-name="gr44" draw:text-style-name="P12" draw:layer="layout" svg:x1="50.826cm" svg:y1="16.557cm" svg:x2="50.826cm" svg:y2="14.652cm">
            <text:p/>
          </draw:line>
        </draw:g>
        <draw:g>
          <draw:line draw:style-name="gr44" draw:text-style-name="P12" draw:layer="layout" svg:x1="55.314cm" svg:y1="16.557cm" svg:x2="55.314cm" svg:y2="14.652cm">
            <text:p/>
          </draw:line>
          <draw:line draw:style-name="gr44" draw:text-style-name="P12" draw:layer="layout" svg:x1="55.631cm" svg:y1="14.652cm" svg:x2="55.631cm" svg:y2="16.557cm">
            <text:p/>
          </draw:line>
          <draw:line draw:style-name="gr44" draw:text-style-name="P12" draw:layer="layout" svg:x1="56.88cm" svg:y1="16.557cm" svg:x2="56.88cm" svg:y2="14.652cm">
            <text:p/>
          </draw:line>
        </draw:g>
        <draw:connector draw:style-name="gr44" draw:text-style-name="P12" draw:layer="layout" svg:x1="48.625cm" svg:y1="13.064cm" svg:x2="43.862cm" svg:y2="9.572cm" draw:start-shape="id4" draw:start-glue-point="3" draw:end-shape="id5" draw:end-glue-point="1" svg:d="M48625 13064h-2342v-3492h-2421" svg:viewBox="0 0 4764 3493">
          <text:p/>
        </draw:connector>
        <draw:connector draw:style-name="gr44" draw:text-style-name="P12" draw:layer="layout" svg:x1="43.545cm" svg:y1="3.857cm" svg:x2="50.212cm" svg:y2="11.794cm" draw:start-shape="id6" draw:start-glue-point="1" draw:end-shape="id4" draw:end-glue-point="0" svg:d="M43545 3857h6667v7937" svg:viewBox="0 0 6668 7938">
          <text:p/>
        </draw:connector>
        <draw:connector draw:style-name="gr44" draw:text-style-name="P12" draw:layer="layout" svg:x1="43.545cm" svg:y1="3.857cm" svg:x2="55.927cm" svg:y2="11.795cm" draw:start-shape="id6" draw:start-glue-point="1" draw:end-shape="id7" draw:end-glue-point="0" svg:d="M43545 3857h12382v7938" svg:viewBox="0 0 12383 7939">
          <text:p/>
        </draw:connector>
        <draw:connector draw:style-name="gr44" draw:text-style-name="P12" draw:layer="layout" draw:line-skew="3.93cm" svg:x1="54.34cm" svg:y1="13.065cm" svg:x2="43.862cm" svg:y2="9.572cm" draw:start-shape="id7" draw:start-glue-point="3" draw:end-shape="id5" draw:end-glue-point="1" svg:d="M54340 13065h-1270v-3493h-9208" svg:viewBox="0 0 10479 3494">
          <text:p/>
        </draw:connector>
        <draw:frame draw:style-name="gr45" draw:text-style-name="P19" draw:layer="layout" svg:width="3.81cm" svg:height="2.384cm" svg:x="51.482cm" svg:y="21.793cm">
          <draw:text-box>
            <text:p text:style-name="P18"><text:span text:style-name="T1">Web</text:span></text:p>
            <text:p text:style-name="P18"><text:span text:style-name="T1"/></text:p>
            <text:p text:style-name="P18"><text:span text:style-name="T1">Server</text:span></text:p>
          </draw:text-box>
        </draw:frame>
        <draw:frame draw:style-name="gr45" draw:text-style-name="P19" draw:layer="layout" svg:width="3.81cm" svg:height="2.384cm" svg:x="51.165cm" svg:y="16.875cm">
          <draw:text-box>
            <text:p text:style-name="P18"><text:span text:style-name="T1">App</text:span></text:p>
            <text:p text:style-name="P18"><text:span text:style-name="T1"/></text:p>
            <text:p text:style-name="P18"><text:span text:style-name="T1">Server</text:span></text:p>
          </draw:text-box>
        </draw:frame>
        <draw:frame draw:style-name="gr46" draw:text-style-name="P20" draw:layer="layout" svg:width="3.175cm" svg:height="2.223cm" svg:x="48.625cm" svg:y="12.112cm">
          <draw:text-box>
            <text:p text:style-name="P14"><text:span text:style-name="T3">DB</text:span></text:p>
            <text:p text:style-name="P14"><text:span text:style-name="T3">Cache</text:span></text:p>
          </draw:text-box>
        </draw:frame>
        <draw:frame draw:style-name="gr47" draw:text-style-name="P12" draw:layer="layout" svg:width="2.403cm" svg:height="1.674cm" svg:x="54.794cm" svg:y="12.343cm">
          <draw:text-box>
            <text:p text:style-name="P13"><text:span text:style-name="T3">DB</text:span></text:p>
            <text:p text:style-name="P13"><text:span text:style-name="T3">Cache</text:span></text:p>
          </draw:text-box>
        </draw:frame>
        <draw:line draw:style-name="gr48" draw:text-style-name="P12" draw:layer="layout" svg:x1="25.447cm" svg:y1="33.067cm" svg:x2="36.56cm" svg:y2="33.067cm">
          <text:p/>
        </draw:line>
        <draw:line draw:style-name="gr44" draw:text-style-name="P12" draw:layer="layout" svg:x1="53.273cm" svg:y1="37.169cm" svg:x2="53.273cm" svg:y2="35.582cm">
          <text:p/>
        </draw:line>
        <draw:line draw:style-name="gr44" draw:text-style-name="P12" draw:layer="layout" svg:x1="53.387cm" svg:y1="33.385cm" svg:x2="53.387cm" svg:y2="31.797cm">
          <text:p/>
        </draw:line>
        <draw:frame draw:style-name="gr39" draw:text-style-name="P22" draw:layer="layout" svg:width="11.112cm" svg:height="1.27cm" svg:x="25.765cm" svg:y="33.702cm">
          <draw:text-box>
            <text:p text:style-name="P21"><text:span text:style-name="T5">Data Wharehouse</text:span></text:p>
          </draw:text-box>
        </draw:frame>
        <draw:custom-shape draw:style-name="gr49" draw:text-style-name="P1" xml:id="id8" draw:id="id8" draw:layer="layout" svg:width="5.08cm" svg:height="1.905cm" svg:x="39.417cm" svg:y="17.51cm">
          <text:p text:style-name="P1">Lexicon</text:p>
          <draw:enhanced-geometry svg:viewBox="0 0 21600 21600" draw:type="rectangle" draw:enhanced-path="M 0 0 L 21600 0 21600 21600 0 21600 0 0 Z N"/>
        </draw:custom-shape>
        <draw:connector draw:style-name="gr33" draw:text-style-name="P12" draw:layer="layout" svg:x1="36.56cm" svg:y1="15.922cm" svg:x2="39.417cm" svg:y2="18.462cm" draw:start-shape="id1" draw:start-glue-point="1" draw:end-shape="id8" draw:end-glue-point="3" svg:d="M36560 15922h1429v2540h1428" svg:viewBox="0 0 2858 2541">
          <text:p/>
        </draw:connector>
        <draw:connector draw:style-name="gr33" draw:text-style-name="P12" draw:layer="layout" svg:x1="41.957cm" svg:y1="17.51cm" svg:x2="41.481cm" svg:y2="11.795cm" draw:start-shape="id8" draw:start-glue-point="0" draw:end-shape="id5" draw:end-glue-point="2" svg:d="M41957 17510v-2858h-476v-2857" svg:viewBox="0 0 477 5716">
          <text:p/>
        </draw:connector>
        <draw:line draw:style-name="gr33" draw:text-style-name="P12" draw:layer="layout" svg:x1="26.717cm" svg:y1="9.89cm" svg:x2="26.717cm" svg:y2="14.335cm">
          <text:p/>
        </draw:line>
        <draw:custom-shape draw:style-name="gr50" draw:text-style-name="P23" draw:layer="layout" svg:width="8.572cm" svg:height="2.857cm" svg:x="27.035cm" svg:y="37.195cm">
          <text:p text:style-name="P18"><text:span text:style-name="T6">BI</text:span></text:p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0.817cm" svg:height="1.588cm" svg:x="30.98cm" svg:y="34.9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T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19T20:20:34.305909347</meta:creation-date>
    <dc:date>2022-07-19T22:29:37.218300855</dc:date>
    <meta:editing-duration>PT2M32S</meta:editing-duration>
    <meta:editing-cycles>1</meta:editing-cycles>
    <meta:document-statistic meta:object-count="128"/>
    <meta:generator>LibreOffice/7.3.4.2$MacOSX_AARCH64 LibreOffice_project/728fec16bd5f605073805c3c9e7c4212a0120dc5</meta:generator>
  </office:meta>
</office:document-meta>
</file>